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1cm" svg:stroke-color="#00008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2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00008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d184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svg:stroke-color="#008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Fine_20_Dashed_20__28_var_29_" svg:stroke-width="0.1cm" svg:stroke-color="#008000" draw:marker-start-width="0.35cm" draw:marker-end-width="0.35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8" style:family="graphic" style:parent-style-name="objectwithoutfill">
      <style:graphic-properties svg:stroke-width="0.1cm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dc2300" draw:marker-start-width="0.35cm" draw:marker-end="Arrow" draw:marker-end-width="0.4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8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654cm"/>
    </style:style>
    <style:style style:name="gr13" style:family="graphic" style:parent-style-name="standard">
      <style:graphic-properties draw:stroke="none" svg:stroke-color="#000000" draw:fill="none" draw:fill-color="#ffffff" fo:min-height="0.7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ffffff" fo:font-size="18pt" style:font-size-asian="18pt" style:font-size-complex="18pt"/>
    </style:style>
    <style:style style:name="P5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6" style:family="paragraph">
      <style:paragraph-properties fo:line-height="150%" fo:text-align="center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color="#fffff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cm" svg:height="21.72cm" svg:x="1.3cm" svg:y="7.6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5.1cm" svg:height="2.6cm" svg:x="4.393cm" svg:y="8.83cm">
            <text:p text:style-name="P1"><text:span text:style-name="T1">Inicializa</text:span></text:p>
            <text:p text:style-name="P1"><text:span text:style-name="T1">Reconhece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1" draw:id="id1" draw:layer="layout" svg:width="5.1cm" svg:height="2.6cm" svg:x="4.408cm" svg:y="24.87cm">
            <text:p text:style-name="P1"><text:span text:style-name="T1">Decodificar</text:span></text:p>
            <text:p text:style-name="P1"><text:span text:style-name="T1">Entrad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" draw:id="id2" draw:layer="layout" svg:width="5.1cm" svg:height="2.6cm" svg:x="11.308cm" svg:y="24.87cm">
            <text:p text:style-name="P1"><text:span text:style-name="T1">Obter</text:span></text:p>
            <text:p text:style-name="P1"><text:span text:style-name="T1">Hipótes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2" draw:id="id12" draw:layer="layout" svg:width="5.1cm" svg:height="2.6cm" svg:x="18cm" svg:y="1.85cm">
            <text:p text:style-name="P3"><text:span text:style-name="T2">Início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draw:type="line" svg:x1="9.508cm" svg:y1="26.17cm" svg:x2="11.308cm" svg:y2="26.17cm" draw:start-shape="id1" draw:start-glue-point="1" draw:end-shape="id2" svg:d="m9508 26170h1800">
            <text:p/>
          </draw:connector>
          <draw:connector draw:style-name="gr4" draw:text-style-name="P1" draw:layer="layout" draw:type="line" svg:x1="13.858cm" svg:y1="24.87cm" svg:x2="13.85cm" svg:y2="23.05cm" draw:start-shape="id2" draw:start-glue-point="0" draw:end-shape="id3" draw:end-glue-point="8" svg:d="m13858 24870-8-1820">
            <text:p/>
          </draw:connector>
          <draw:connector draw:style-name="gr4" draw:text-style-name="P1" draw:layer="layout" draw:type="line" svg:x1="6.95cm" svg:y1="22.95cm" svg:x2="6.958cm" svg:y2="24.87cm" draw:start-shape="id4" draw:start-glue-point="8" draw:end-shape="id1" svg:d="m6950 22950 8 1920">
            <text:p/>
          </draw:connector>
          <draw:connector draw:style-name="gr4" draw:text-style-name="P1" draw:layer="layout" draw:type="line" svg:x1="6.943cm" svg:y1="11.43cm" svg:x2="6.95cm" svg:y2="12.65cm" draw:start-shape="id5" draw:start-glue-point="2" draw:end-shape="id6" draw:end-glue-point="4" svg:d="m6943 11430 7 1220">
            <text:p/>
          </draw:connector>
          <draw:connector draw:style-name="gr4" draw:text-style-name="P1" draw:layer="layout" svg:x1="13.85cm" svg:y1="20.75cm" svg:x2="9.8cm" svg:y2="15.5cm" draw:start-shape="id3" draw:start-glue-point="5" draw:end-shape="id6" draw:end-glue-point="7" svg:d="m13850 20750v-5250h-4050">
            <text:p/>
          </draw:connector>
          <draw:custom-shape draw:style-name="gr5" draw:text-style-name="P2" xml:id="id10" draw:id="id10" draw:layer="layout" svg:width="5.1cm" svg:height="2.6cm" svg:x="32.5cm" svg:y="9.008cm">
            <text:p text:style-name="P1"><text:span text:style-name="T1">Inicializa</text:span></text:p>
            <text:p text:style-name="P1"><text:span text:style-name="T1">Execu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7" draw:id="id7" draw:layer="layout" svg:width="5.1cm" svg:height="2.6cm" svg:x="24.7cm" svg:y="18.85cm">
            <text:p text:style-name="P1"><text:span text:style-name="T1">Decodificar</text:span></text:p>
            <text:p text:style-name="P1"><text:span text:style-name="T1">Comando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xml:id="id8" draw:id="id8" draw:layer="layout" svg:width="5.1cm" svg:height="2.6cm" svg:x="24.7cm" svg:y="23.25cm">
            <text:p text:style-name="P1"><text:span text:style-name="T1">Executar</text:span></text:p>
            <text:p text:style-name="P1"><text:span text:style-name="T1">Comando</text:span>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27.25cm" svg:y1="21.45cm" svg:x2="27.25cm" svg:y2="23.25cm" draw:start-shape="id7" draw:start-glue-point="2" draw:end-shape="id8" draw:end-glue-point="0" svg:d="m27250 21450v1800">
            <text:p/>
          </draw:connector>
          <draw:connector draw:style-name="gr6" draw:text-style-name="P1" draw:layer="layout" draw:type="line" svg:x1="27.25cm" svg:y1="17.05cm" svg:x2="27.25cm" svg:y2="18.85cm" draw:start-shape="id9" draw:start-glue-point="8" draw:end-shape="id7" draw:end-glue-point="0" svg:d="m27250 17050v1800">
            <text:p/>
          </draw:connector>
          <draw:connector draw:style-name="gr6" draw:text-style-name="P1" draw:layer="layout" draw:type="line" svg:x1="35.05cm" svg:y1="11.608cm" svg:x2="35.05cm" svg:y2="13.05cm" draw:start-shape="id10" draw:start-glue-point="2" draw:end-shape="id11" draw:end-glue-point="4" svg:d="m35050 11608v1442">
            <text:p/>
          </draw:connector>
          <draw:connector draw:style-name="gr6" draw:text-style-name="P1" draw:layer="layout" draw:line-skew="0.499cm" svg:x1="27.25cm" svg:y1="25.85cm" svg:x2="35.05cm" svg:y2="18.75cm" draw:start-shape="id8" draw:start-glue-point="2" draw:end-shape="id11" draw:end-glue-point="6" svg:d="m27250 25850v1000h7800v-8100">
            <text:p/>
          </draw:connector>
          <draw:custom-shape draw:style-name="gr7" draw:text-style-name="P1" draw:layer="layout" svg:width="17.9cm" svg:height="21.7cm" svg:x="22.8cm" svg:y="7.65cm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1" draw:layer="layout" draw:line-skew="-0.59cm" svg:x1="20.55cm" svg:y1="4.45cm" svg:x2="6.943cm" svg:y2="8.83cm" draw:start-shape="id12" draw:end-shape="id5" draw:end-glue-point="0" svg:d="m20550 4450v1600h-13607v2780">
            <text:p/>
          </draw:connector>
          <draw:connector draw:style-name="gr8" draw:text-style-name="P1" draw:layer="layout" draw:line-skew="-0.679cm" svg:x1="20.55cm" svg:y1="4.45cm" svg:x2="35.05cm" svg:y2="9.008cm" draw:start-shape="id12" draw:start-glue-point="2" draw:end-shape="id10" svg:d="m20550 4450v1600h14500v2958">
            <text:p/>
          </draw:connector>
          <draw:connector draw:style-name="gr9" draw:text-style-name="P1" draw:layer="layout" svg:x1="16.063cm" svg:y1="21.9cm" svg:x2="25.037cm" svg:y2="15.9cm" draw:start-shape="id3" draw:start-glue-point="6" draw:end-shape="id9" draw:end-glue-point="9" svg:d="m16063 21900h4488v-6000h4486">
            <text:p/>
          </draw:connector>
          <draw:custom-shape draw:style-name="gr2" draw:text-style-name="P4" xml:id="id6" draw:id="id6" draw:layer="layout" svg:width="5.7cm" svg:height="5.7cm" svg:x="4.1cm" svg:y="12.65cm">
            <text:p text:style-name="P4"><text:span text:style-name="T3">Encerrar</text:span></text:p>
            <text:p text:style-name="P4"><text:span text:style-name="T3">Reconhecedor</text:span></text:p>
            <text:p text:style-name="P4"><text:span text:style-name="T3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0" draw:text-style-name="P1" draw:layer="layout" draw:type="line" svg:x1="6.95cm" svg:y1="18.35cm" svg:x2="6.95cm" svg:y2="20.65cm" draw:start-shape="id6" draw:start-glue-point="6" draw:end-shape="id4" draw:end-glue-point="5" svg:d="m6950 18350v2300">
            <text:p/>
          </draw:connector>
          <draw:connector draw:style-name="gr11" draw:text-style-name="P1" draw:layer="layout" draw:line-skew="-0.599cm" svg:x1="4.1cm" svg:y1="15.5cm" svg:x2="18cm" svg:y2="32.85cm" draw:start-shape="id6" draw:start-glue-point="5" draw:end-shape="id13" draw:end-glue-point="3" svg:d="m4100 15500h-1100v17350h15000">
            <text:p/>
          </draw:connector>
          <draw:custom-shape draw:style-name="gr2" draw:text-style-name="P2" xml:id="id4" draw:id="id4" draw:layer="layout" svg:width="5.9cm" svg:height="2.3cm" svg:x="4cm" svg:y="20.65cm">
            <text:p text:style-name="P5">Ler</text:p>
            <text:p text:style-name="P5">Entrada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xml:id="id3" draw:id="id3" draw:layer="layout" svg:width="5.9cm" svg:height="2.3cm" svg:x="10.9cm" svg:y="20.75cm">
            <text:p text:style-name="P5">Enviar</text:p>
            <text:p text:style-name="P5">Hipótese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xml:id="id13" draw:id="id13" draw:layer="layout" svg:width="5.1cm" svg:height="2.6cm" svg:x="18cm" svg:y="31.55cm">
            <text:p text:style-name="P3"><text:span text:style-name="T2">Final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xml:id="id9" draw:id="id9" draw:layer="layout" svg:width="5.9cm" svg:height="2.3cm" svg:x="24.3cm" svg:y="14.75cm">
            <text:p text:style-name="P5">Ler</text:p>
            <text:p text:style-name="P5">Hipótese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4" xml:id="id11" draw:id="id11" draw:layer="layout" svg:width="5.7cm" svg:height="5.7cm" svg:x="32.2cm" svg:y="13.05cm">
            <text:p text:style-name="P4"><text:span text:style-name="T3">Encerrar</text:span></text:p>
            <text:p text:style-name="P4"><text:span text:style-name="T3">Executor</text:span></text:p>
            <text:p text:style-name="P4"><text:span text:style-name="T3">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6" draw:text-style-name="P1" draw:layer="layout" draw:type="line" svg:x1="32.2cm" svg:y1="15.9cm" svg:x2="29.463cm" svg:y2="15.9cm" draw:start-shape="id11" draw:start-glue-point="5" draw:end-shape="id9" draw:end-glue-point="6" svg:d="m32200 15900h-2737">
            <text:p/>
          </draw:connector>
          <draw:connector draw:style-name="gr11" draw:text-style-name="P1" draw:layer="layout" draw:line-skew="0.798cm" svg:x1="37.9cm" svg:y1="15.9cm" svg:x2="23.1cm" svg:y2="32.85cm" draw:start-shape="id11" draw:start-glue-point="7" draw:end-shape="id13" draw:end-glue-point="1" svg:d="m37900 15900h1300v16950h-16100">
            <text:p/>
          </draw:connector>
          <draw:frame draw:style-name="gr12" draw:text-style-name="P6" draw:layer="layout" svg:width="0.783cm" svg:height="0.962cm" svg:x="3.101cm" svg:y="14.515cm">
            <draw:text-box draw:corner-radius="1.4cm">
              <text:p text:style-name="P6">S</text:p>
            </draw:text-box>
          </draw:frame>
          <draw:frame draw:style-name="gr12" draw:text-style-name="P6" draw:layer="layout" svg:width="0.683cm" svg:height="0.962cm" svg:x="6.971cm" svg:y="18.937cm">
            <draw:text-box draw:corner-radius="4.598cm">
              <text:p text:style-name="P6">N</text:p>
            </draw:text-box>
          </draw:frame>
          <draw:frame draw:style-name="gr13" draw:text-style-name="P6" draw:layer="layout" svg:width="0.83cm" svg:height="1.014cm" svg:x="37.872cm" svg:y="14.913cm">
            <draw:text-box draw:corner-radius="19.898cm">
              <text:p text:style-name="P6">S</text:p>
            </draw:text-box>
          </draw:frame>
          <draw:frame draw:style-name="gr12" draw:text-style-name="P6" draw:layer="layout" svg:width="0.683cm" svg:height="0.962cm" svg:x="31.092cm" svg:y="14.606cm">
            <draw:text-box draw:corner-radius="12.928cm">
              <text:p text:style-name="P6">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16:28:05</meta:creation-date>
    <dc:date>2012-05-21T09:52:41</dc:date>
    <meta:editing-duration>PT16M43S</meta:editing-duration>
    <meta:editing-cycles>3</meta:editing-cycles>
    <meta:generator>LibreOffice/3.5$MacOSX_x86 LibreOffice_project/235ab8a-3802056-4a8fed3-2d66ea8-e241b80</meta:generator>
    <meta:document-statistic meta:object-count="36"/>
  </office:meta>
</office:document-meta>
</file>